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G" style:family="table-column">
      <style:table-column-properties style:column-width="0.9896in" style:rel-column-width="93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96in" style:rel-column-width="9362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Standard" style:list-style-name="L4"/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>
      <style:text-properties fo:font-weight="normal" style:font-weight-asian="normal" style:font-weight-complex="normal"/>
    </style:style>
    <style:style style:name="P10" style:family="paragraph" style:parent-style-name="Text_20_body" style:list-style-name="L3">
      <style:text-properties fo:font-weight="normal" style:font-weight-asian="normal" style:font-weight-complex="normal"/>
    </style:style>
    <style:style style:name="P11" style:family="paragraph" style:parent-style-name="Heading_20_1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9: Using a Cache Simulator</text:p>
      <text:p text:style-name="P2">Results</text:p>
      <text:p text:style-name="P1">CSCI206F09</text:p>
      <text:p text:style-name="P1">Computer Organization</text:p>
      <text:p text:style-name="P5">Names:</text:p>
      <text:h text:style-name="Heading_20_1" text:outline-level="1">Problem 1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3">Cache</text:p>
            <text:p text:style-name="P3">Level</text:p>
          </table:table-cell>
          <table:table-cell table:style-name="Table1.A1" office:value-type="string">
            <text:p text:style-name="P3">Cache</text:p>
            <text:p text:style-name="P3">Type</text:p>
          </table:table-cell>
          <table:table-cell table:style-name="Table1.A1" office:value-type="string">
            <text:p text:style-name="P3">Cache</text:p>
            <text:p text:style-name="P3">Size</text:p>
          </table:table-cell>
          <table:table-cell table:style-name="Table1.A1" office:value-type="string">
            <text:p text:style-name="P3">Block</text:p>
            <text:p text:style-name="P3">Size</text:p>
          </table:table-cell>
          <table:table-cell table:style-name="Table1.A1" office:value-type="string">
            <text:p text:style-name="P3">Set</text:p>
            <text:p text:style-name="P3">Associativity</text:p>
          </table:table-cell>
          <table:table-cell table:style-name="Table1.A1" office:value-type="string">
            <text:p text:style-name="P3">Miss</text:p>
            <text:p text:style-name="P3">Rate</text:p>
          </table:table-cell>
          <table:table-cell table:style-name="Table1.G1" office:value-type="string">
            <text:p text:style-name="P3">Memory</text:p>
            <text:p text:style-name="P3">Bandwidth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U</text:p>
          </table:table-cell>
          <table:table-cell table:style-name="Table1.A2" office:value-type="string">
            <text:p text:style-name="P1">8K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</table:table>
      <text:p text:style-name="P6"/>
      <text:list xml:id="list102574208" text:style-name="L1">
        <text:list-item>
          <text:p text:style-name="P8">What do you observe when the block size is increased from 4 to 16? What principle of cache operation is responsible for this effect? <text:s/></text:p>
        </text:list-item>
        <text:list-item>
          <text:p text:style-name="P8">What do you observe when you double the size of the unified cache (from 8K to 16K) while keeping the block size at 4? <text:s/>Explain these results. <text:s/></text:p>
        </text:list-item>
        <text:list-item>
          <text:p text:style-name="P8">What do you observe when you double the size of the unified cache (from 8K to 16K) and also change the block size to 16? Explain these results. <text:s/></text:p>
        </text:list-item>
        <text:list-item>
          <text:p text:style-name="P8">What is the effect of a cache size of 32K, 64K, 128K, 256K, 512K with a block size of 16? Look at results other than total Demand miss rate and comment on the changes.</text:p>
        </text:list-item>
      </text:list>
      <text:h text:style-name="Heading_20_1" text:outline-level="1"/>
      <text:h text:style-name="P11" text:outline-level="1">Problem 2</text:h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">Cache</text:p>
            <text:p text:style-name="P3">Level</text:p>
          </table:table-cell>
          <table:table-cell table:style-name="Table2.A1" office:value-type="string">
            <text:p text:style-name="P3">Cache</text:p>
            <text:p text:style-name="P3">Type</text:p>
          </table:table-cell>
          <table:table-cell table:style-name="Table2.A1" office:value-type="string">
            <text:p text:style-name="P3">Cache</text:p>
            <text:p text:style-name="P3">Size</text:p>
          </table:table-cell>
          <table:table-cell table:style-name="Table2.A1" office:value-type="string">
            <text:p text:style-name="P3">Block</text:p>
            <text:p text:style-name="P3">Size</text:p>
          </table:table-cell>
          <table:table-cell table:style-name="Table2.A1" office:value-type="string">
            <text:p text:style-name="P3">Set</text:p>
            <text:p text:style-name="P3">Associativity</text:p>
          </table:table-cell>
          <table:table-cell table:style-name="Table2.A1" office:value-type="string">
            <text:p text:style-name="P3">Miss</text:p>
            <text:p text:style-name="P3">Rate</text:p>
          </table:table-cell>
          <table:table-cell table:style-name="Table2.G1" office:value-type="string">
            <text:p text:style-name="P3">Memory</text:p>
            <text:p text:style-name="P3">Bandwidth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U</text:p>
          </table:table-cell>
          <table:table-cell table:style-name="Table2.A2" office:value-type="string">
            <text:p text:style-name="P1">8K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/>
          </table:table-cell>
        </table:table-row>
      </table:table>
      <text:p text:style-name="P4"/>
      <text:list xml:id="list669862821" text:style-name="L2">
        <text:list-item>
          <text:p text:style-name="P9">What is the effect of setting 2-way and 4-way set associativity for the original unified 8K cache with a blocksize of 4? Explain your findings.</text:p>
        </text:list-item>
        <text:list-item>
          <text:p text:style-name="P9">What is the effect of setting 2-way and 4-way set associativity for a unified 128K cache? <text:s/>Compare to previous results and explain your findings.</text:p>
        </text:list-item>
      </text:list>
      <text:h text:style-name="P11" text:outline-level="1" text:is-list-header="true">Problem 3</text:h>
      <text:p text:style-name="P6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3">Cache</text:p>
            <text:p text:style-name="P3">Level</text:p>
          </table:table-cell>
          <table:table-cell table:style-name="Table3.A1" office:value-type="string">
            <text:p text:style-name="P3">Cache</text:p>
            <text:p text:style-name="P3">Type</text:p>
          </table:table-cell>
          <table:table-cell table:style-name="Table3.A1" office:value-type="string">
            <text:p text:style-name="P3">Cache</text:p>
            <text:p text:style-name="P3">Size</text:p>
          </table:table-cell>
          <table:table-cell table:style-name="Table3.A1" office:value-type="string">
            <text:p text:style-name="P3">Block</text:p>
            <text:p text:style-name="P3">Size</text:p>
          </table:table-cell>
          <table:table-cell table:style-name="Table3.A1" office:value-type="string">
            <text:p text:style-name="P3">Set</text:p>
            <text:p text:style-name="P3">Associativity</text:p>
          </table:table-cell>
          <table:table-cell table:style-name="Table3.A1" office:value-type="string">
            <text:p text:style-name="P3">Miss</text:p>
            <text:p text:style-name="P3">Rate</text:p>
          </table:table-cell>
          <table:table-cell table:style-name="Table3.G1" office:value-type="string">
            <text:p text:style-name="P3">Memory</text:p>
            <text:p text:style-name="P3">Bandwidth</text:p>
          </table:table-cell>
        </table:table-row>
        <table:table-row>
          <table:table-cell table:style-name="Table3.A2" office:value-type="string">
            <text:p text:style-name="P1">1</text:p>
          </table:table-cell>
          <table:table-cell table:style-name="Table3.A2" office:value-type="string">
            <text:p text:style-name="P1">U</text:p>
          </table:table-cell>
          <table:table-cell table:style-name="Table3.A2" office:value-type="string">
            <text:p text:style-name="P1">8K</text:p>
          </table:table-cell>
          <table:table-cell table:style-name="Table3.A2" office:value-type="string">
            <text:p text:style-name="P1">4</text:p>
          </table:table-cell>
          <table:table-cell table:style-name="Table3.A2" office:value-type="string">
            <text:p text:style-name="P1">1</text:p>
          </table:table-cell>
          <table:table-cell table:style-name="Table3.A2" office:value-type="string">
            <text:p text:style-name="P1"/>
          </table:table-cell>
          <table:table-cell table:style-name="Table3.G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G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G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G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G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G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G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G2" office:value-type="string">
            <text:p text:style-name="P1"/>
          </table:table-cell>
        </table:table-row>
      </table:table>
      <text:p text:style-name="P6"/>
      <text:list xml:id="list262188832" text:style-name="L3">
        <text:list-item>
          <text:p text:style-name="P10">Explain the results.</text:p>
        </text:list-item>
      </text:list>
      <text:h text:style-name="P11" text:outline-level="1" text:is-list-header="true">Problem 4</text:h>
      <text:p text:style-name="P6"/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3">Cache</text:p>
            <text:p text:style-name="P3">Level</text:p>
          </table:table-cell>
          <table:table-cell table:style-name="Table4.A1" office:value-type="string">
            <text:p text:style-name="P3">Cache</text:p>
            <text:p text:style-name="P3">Type</text:p>
          </table:table-cell>
          <table:table-cell table:style-name="Table4.A1" office:value-type="string">
            <text:p text:style-name="P3">Cache</text:p>
            <text:p text:style-name="P3">Size</text:p>
          </table:table-cell>
          <table:table-cell table:style-name="Table4.A1" office:value-type="string">
            <text:p text:style-name="P3">Block</text:p>
            <text:p text:style-name="P3">Size</text:p>
          </table:table-cell>
          <table:table-cell table:style-name="Table4.A1" office:value-type="string">
            <text:p text:style-name="P3">Set</text:p>
            <text:p text:style-name="P3">Associativity</text:p>
          </table:table-cell>
          <table:table-cell table:style-name="Table4.A1" office:value-type="string">
            <text:p text:style-name="P3">Miss</text:p>
            <text:p text:style-name="P3">Rate</text:p>
          </table:table-cell>
          <table:table-cell table:style-name="Table4.G1" office:value-type="string">
            <text:p text:style-name="P3">Memory</text:p>
            <text:p text:style-name="P3">Bandwidth</text:p>
          </table:table-cell>
        </table:table-row>
        <table:table-row>
          <table:table-cell table:style-name="Table4.A2" office:value-type="string">
            <text:p text:style-name="P1">1</text:p>
          </table:table-cell>
          <table:table-cell table:style-name="Table4.A2" office:value-type="string">
            <text:p text:style-name="P1">U</text:p>
          </table:table-cell>
          <table:table-cell table:style-name="Table4.A2" office:value-type="string">
            <text:p text:style-name="P1">8K</text:p>
          </table:table-cell>
          <table:table-cell table:style-name="Table4.A2" office:value-type="string">
            <text:p text:style-name="P1">4</text:p>
          </table:table-cell>
          <table:table-cell table:style-name="Table4.A2" office:value-type="string">
            <text:p text:style-name="P1">1</text:p>
          </table:table-cell>
          <table:table-cell table:style-name="Table4.A2" office:value-type="string">
            <text:p text:style-name="P1"/>
          </table:table-cell>
          <table:table-cell table:style-name="Table4.G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G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G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G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G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G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G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G2" office:value-type="string">
            <text:p text:style-name="P1"/>
          </table:table-cell>
        </table:table-row>
      </table:table>
      <text:p text:style-name="Standard"/>
      <text:list xml:id="list1105773286" text:style-name="L4">
        <text:list-item>
          <text:p text:style-name="P7">Explain the resul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" style:family="paragraph" style:parent-style-name="Text_20_body" style:class="text">
      <style:paragraph-properties fo:margin-top="0in" fo:margin-bottom="0in" fo:text-align="start" style:justify-single-word="false"/>
      <style:text-properties style:font-name="Courier New" fo:font-size="11pt" style:font-size-asian="11pt" style:font-size-complex="11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7-08-27T18:25:27</meta:creation-date>
    <dc:date>2009-11-17T13:58:22</dc:date>
    <meta:print-date>2007-10-08T22:50:22</meta:print-date>
    <dc:language>en-US</dc:language>
    <meta:editing-cycles>232</meta:editing-cycles>
    <meta:editing-duration>PT65H19M38S</meta:editing-duration>
    <meta:document-statistic meta:table-count="4" meta:image-count="0" meta:object-count="0" meta:page-count="4" meta:paragraph-count="93" meta:word-count="271" meta:character-count="1371"/>
    <dc:creator>Josh Steinhurst</dc:creator>
    <meta:user-defined meta:name="Info 1"/>
    <meta:user-defined meta:name="Info 2"/>
    <meta:user-defined meta:name="Info 3"/>
    <meta:user-defined meta:name="Info 4"/>
  </office:meta>
</office:document-meta>
</file>